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vg:font-family="Bahnschrift"/>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vember" svg:font-family="November"/>
  </office:font-face-decls>
  <office:automatic-styles>
    <style:style style:name="P1" style:family="paragraph" style:parent-style-name="Text_20_body">
      <style:text-properties officeooo:rsid="0002effb" officeooo:paragraph-rsid="0002effb"/>
    </style:style>
    <style:style style:name="P2" style:family="paragraph" style:parent-style-name="Title">
      <style:text-properties officeooo:rsid="0002effb" officeooo:paragraph-rsid="0002effb"/>
    </style:style>
    <style:style style:name="P3" style:family="paragraph" style:parent-style-name="Text_20_body">
      <style:text-properties officeooo:rsid="00045c6c" officeooo:paragraph-rsid="00045c6c"/>
    </style:style>
    <style:style style:name="P4" style:family="paragraph" style:parent-style-name="Text_20_body">
      <style:text-properties officeooo:paragraph-rsid="00045c6c"/>
    </style:style>
    <style:style style:name="P5" style:family="paragraph" style:parent-style-name="Text_20_body">
      <style:text-properties officeooo:rsid="00080af4" officeooo:paragraph-rsid="00080af4"/>
    </style:style>
    <style:style style:name="P6" style:family="paragraph" style:parent-style-name="Heading_20_3">
      <style:text-properties officeooo:rsid="0005bda2" officeooo:paragraph-rsid="0005bda2"/>
    </style:style>
    <style:style style:name="P7" style:family="paragraph" style:parent-style-name="Text_20_body">
      <style:text-properties officeooo:rsid="00080af4" officeooo:paragraph-rsid="00080af4"/>
    </style:style>
    <style:style style:name="T1" style:family="text">
      <style:text-properties officeooo:rsid="000b8e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ory of Eldoria</text:p>
      <text:p text:style-name="P1"/>
      <text:p text:style-name="P3">Abstract: </text:p>
      <text:p text:style-name="P4">Eldoria is a captivating fantasy world where Finn, a remarkable individual with a background in martial arts training, embarks on a journey to become a legendary figure. The story unfolds on Earth, specifically in the city of Stralsund, on July 1, 2025. Finn, an adept martial artist, encounters a mysterious man wielding a dagger who terrorizes people on the streets. Despite his exceptional combat skills, Finn sustains severe injuries during the confrontation. As he teeters on the brink of death, a mysterious voice presents him with an extraordinary opportunity to be reborn in the realm of Eldoria.<text:line-break/><text:line-break/>Upon awakening in Eldoria, Finn discovers that he has undergone a profound transformation. He possesses heightened senses, enhanced physical capabilities, and an array of extraordinary abilities known as "Skills." These Skills grant him the power to manipulate elements, such as fire, water, and wind, as well as the ability to channel his chi energy for devastating martial arts techniques. Finn's training in a dojo has honed his combat skills, making him a formidable warrior in Eldoria.<text:line-break/><text:line-break/>During his journey, Finn encounters a majestic dragon named Ignis, who becomes his trusted companion and guide. Ignis, revered as the protector of the Outcast-Beast faction in Eldoria, possesses immense wisdom and elemental mastery over fire. With Ignis by his side, Finn gains invaluable insights into Eldoria's history, lore, and the challenges that lie ahead.<text:line-break/><text:line-break/>Together, Finn and Ignis navigate the enchanting landscapes of Eldoria, facing perilous quests, formidable adversaries, and uncovering long-lost secrets. As they delve deeper into the mysteries of the realm, Finn's martial arts prowess and elemental Skills prove crucial in overcoming obstacles and shaping the fate of Eldoria.<text:line-break/><text:line-break/>Eldoria invites readers into a captivating narrative, blending elements of martial arts, magic, and exploration. It showcases a meticulously crafted world filled with intricate characters, epic battles, and profound self-discovery. As Finn and Ignis forge their path through Eldoria, their bond grows stronger, their powers evolve, and they become pivotal figures in the unfolding destiny of the realm.<text:line-break/><text:line-break/>Please note that the revised abstract is a fictional summary based on the provided information and does not originate from an existing novel or story.</text:p>
      <text:p text:style-name="P3"/>
      <text:p text:style-name="P1"/>
      <text:h text:style-name="P6" text:outline-level="3"><text:soft-page-break/>Content</text:h>
      <text:p text:style-name="P5"><text:span text:style-name="T1">1. </text:span></text:p>
      <text:p text:style-name="P5"><text:tab/><text:span text:style-name="T1">1.1 </text:span></text:p>
      <text:p text:style-name="P5"><text:tab/><text:span text:style-name="T1">1.2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vg:font-family="Bahnschrift"/>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vember" svg:font-family="Novembe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Bahnschrift"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Bahnschrift"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vember" fo:font-family="November" fo:font-size="32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Bahnschrift" fo:font-family="Bahnschrif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Bahnschrift" fo:font-family="Bahnschrift"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ahnschrift" fo:font-family="Bahnschrift"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25T08:34:14.972000000</meta:creation-date>
    <meta:editing-duration>PT30M5S</meta:editing-duration>
    <meta:editing-cycles>5</meta:editing-cycles>
    <meta:generator>LibreOffice/7.5.3.2$Windows_X86_64 LibreOffice_project/9f56dff12ba03b9acd7730a5a481eea045e468f3</meta:generator>
    <dc:date>2023-06-27T17:32:58.702000000</dc:date>
    <meta:document-statistic meta:table-count="0" meta:image-count="0" meta:object-count="0" meta:page-count="2" meta:paragraph-count="7" meta:word-count="366" meta:character-count="2391" meta:non-whitespace-character-count="2021"/>
  </office:meta>
</office:document-meta>
</file>